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1252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柏楊 48（郭衣洞，1920.03.07-2008.04.29）</text:p>
      <text:p text:style-name="P1"/>
      <text:p text:style-name="P1">河南輝縣人。父親郭學忠，曾任河南省通許</text:p>
      <text:p text:style-name="P1"/>
      <text:p text:style-name="P1">縣縣長，後從事花生進出口生意。生母早逝，繼</text:p>
      <text:p text:style-name="P1"/>
      <text:p text:style-name="P1">母嫁至郭家後育有 2子 2女。繼母對繼子與親生子</text:p>
      <text:p text:style-name="P1"/>
      <text:p text:style-name="P1">女以差別待遇，動輒打罵，不論在食物供給或家</text:p>
      <text:p text:style-name="P1"/>
      <text:p text:style-name="P1">庭生活中，都讓柏楊感覺匱乏不安，感受到孤兒</text:p>
      <text:p text:style-name="P1"/>
      <text:p text:style-name="P1">的淒涼。後來父親將他帶離家中，回到故鄉輝縣</text:p>
      <text:p text:style-name="P1"/>
      <text:p text:style-name="P1">的縣立小學就讀，在此受學校國文教師克非講授</text:p>
      <text:p text:style-name="P1"/>
      <text:p text:style-name="P1">新文藝小說《渺茫的西南風》之啟發，從而開啟文</text:p>
      <text:p text:style-name="P1"/>
      <text:p text:style-name="P1">學之途，開始閱讀大量古典及新文藝小說。49</text:p>
      <text:p text:style-name="P1"/>
      <text:p text:style-name="P1">民國 26年（1937），盧溝橋事變發生後，柏楊投筆從戎，投考河南省軍事</text:p>
      <text:p text:style-name="P1"/>
      <text:p text:style-name="P1">政治幹部訓練班，隔年加入中國國民黨，成為三民主義青年團中央直屬豫北</text:p>
      <text:p text:style-name="P1"/>
      <text:p text:style-name="P1">分團主任。民國 31年（1942）至 36年（1947）間，因未有正式學歷，偽造學</text:p>
      <text:p text:style-name="P1"/>
      <text:p text:style-name="P1">歷證明報考大學，東北大學政治學系發現其學歷乃是偽造後，遭教育部永久</text:p>
      <text:p text:style-name="P1"/>
      <text:p text:style-name="P1">開除學籍。隔年任教於私立遼寧文法學院政治系，並兼任北大營陸軍軍官學</text:p>
      <text:p text:style-name="P1"/>
      <text:p text:style-name="P1">校第三軍官訓練班教官。</text:p>
      <text:p text:style-name="P1"/>
      <text:p text:style-name="P1">民國 38年（1949）政權易手，於上海遇其師吳文義，並隨其來臺，進入</text:p>
      <text:p text:style-name="P1"/>
      <text:p text:style-name="P1">屏東農業職業學校擔任人事員。隔年，因收聽中共廣播遭處 6個月有期徒刑，</text:p>
      <text:p text:style-name="P1"/>
      <text:p text:style-name="P1">實際羈押 7個月。往後數年柏楊因曾入獄而無法謀得穩定工作，輾轉流離於臺</text:p>
      <text:p text:style-name="P1"/>
      <text:p text:style-name="P1">南、南投、臺北等地，最後落腳於國立成功大學並於救國團兼職。後進入《自</text:p>
      <text:p text:style-name="P1"/>
      <text:p text:style-name="P1">立晚報》工作，開始以柏楊為筆名，撰寫專欄「倚夢閒話」，並於《自立晚報》</text:p>
      <text:p text:style-name="P1"/>
      <text:p text:style-name="P1">連載小說《異域》。</text:p>
      <text:p text:style-name="P1"/>
      <text:p text:style-name="P1">民國 56年（1967），《中華日報》家庭版刊載美國漫畫《大力水手》，由妻</text:p>
      <text:p text:style-name="P1"/>
      <text:p text:style-name="P1">子倪明華負責該刊。57年（1968）1月 2日刊出的漫畫中，柏楊將「fellows」</text:p>
      <text:p text:style-name="P1"/>
      <text:p text:style-name="P1">譯為「全國軍民同胞們」，被情治系統認為有嘲弄當道之意，遭調查局以「共</text:p>
      <text:p text:style-name="P1"/>
      <text:p text:style-name="P1">產黨間諜」及「打擊國家領導中心」的罪名遭調查局逮捕，移送警備總部司令部軍法處，經判處 12年有期徒刑，改送景美軍法處監獄，民國 60年（1971）</text:p>
      <text:p text:style-name="P1"/>
      <text:p text:style-name="P1">解送國防部綠島感訓監獄。後因蔣介石總統過世，獲特赦，刑期縮減為 8年，</text:p>
      <text:p text:style-name="P1"/>
      <text:p text:style-name="P1">但服刑期滿後卻仍遭軟禁於綠島。友人旅美原子科學家孫觀漢於其入獄後，</text:p>
      <text:p text:style-name="P1"/>
      <text:p text:style-name="P1">不斷透過各種管道試圖營救，包括寫信給美國國會議員及國務院。原先美國</text:p>
      <text:p text:style-name="P1"/>
      <text:p text:style-name="P1">政府以不干涉他國內政為由，不願協助；卡特總統上臺後，國務院轉而要求</text:p>
      <text:p text:style-name="P1"/>
      <text:p text:style-name="P1">大使館查問，因美方關切而於民國 66年（1977）獲釋。50在獄中，並未停止寫</text:p>
      <text:p text:style-name="P1"><text:soft-page-break/></text:p>
      <text:p text:style-name="P1">作，先後完成了《中國歷史年表》、《中國帝王皇后親王公主世系錄》、《中國人</text:p>
      <text:p text:style-name="P1"/>
      <text:p text:style-name="P1">史綱》，這些歷史書寫的特點在於試圖超越朝代的框架，改以世紀為單位，且</text:p>
      <text:p text:style-name="P1"/>
      <text:p text:style-name="P1">強調是為平民寫史。</text:p>
      <text:p text:style-name="P1"/>
      <text:p text:style-name="P1">出獄後得到中國大陸問題研究中心的聘書，擔任研究員，隔年（1977）</text:p>
      <text:p text:style-name="P1"/>
      <text:p text:style-name="P1">與女詩人張香華結婚，重新在《中國時報》寫作專欄。而獄中的著作也陸續</text:p>
      <text:p text:style-name="P1"/>
      <text:p text:style-name="P1">出版，進入創作高峰期。民國 72年（1983）開始，柏楊接受遠流出版公司董</text:p>
      <text:p text:style-name="P1"/>
      <text:p text:style-name="P1">事長王榮文的委託，將《資治通鑑》翻譯為白話文，自此展開長達十年的譯作</text:p>
      <text:p text:style-name="P1"/>
      <text:p text:style-name="P1">工程，出版為 72冊的《柏楊版資治通鑑》。除了翻譯原文，還以《柏楊曰》為</text:p>
      <text:p text:style-name="P1"/>
      <text:p text:style-name="P1">題，寫讀史心得，該套書在當時造成出版市場的轟動，成為其代表作。</text:p>
      <text:p text:style-name="P1"/>
      <text:p text:style-name="P1">除著書立論外，也開始至海外旅行演講，頗受海外華人歡迎，除到美</text:p>
      <text:p text:style-name="P1"/>
      <text:p text:style-name="P1">國、日本等地，還曾到泰北實地探訪其筆下《異域》的孤軍難民。民國 77年</text:p>
      <text:p text:style-name="P1"/>
      <text:p text:style-name="P1">（1988），重回中國大陸，拜訪北京、上海文壇並回鄉探親，在故鄉輝縣受到熱</text:p>
      <text:p text:style-name="P1"/>
      <text:p text:style-name="P1">烈接待。民國 83年（1994），國際特赦組織中華民國總會成立，任創會會長，</text:p>
      <text:p text:style-name="P1"/>
      <text:p text:style-name="P1">積極參與人權相關的各項議題，推動政治受難者平反運動；亦多次上法庭作</text:p>
      <text:p text:style-name="P1"/>
      <text:p text:style-name="P1">證，為獄中難友郭廷亮平反。擔任人權教育基金會董事長期間，發起籌建綠島</text:p>
      <text:p text:style-name="P1"/>
      <text:p text:style-name="P1">人權紀念碑，民國 85年（1996）8月正式建碑，將所有政治受難者姓名銘刻其</text:p>
      <text:p text:style-name="P1"/>
      <text:p text:style-name="P1">上。51陳水扁當選總統後，為表彰其對於人權的貢獻，邀請擔任國策顧問。民國</text:p>
      <text:p text:style-name="P1"/>
      <text:p text:style-name="P1">95年（2006）因年齡與健康因素宣佈封筆。民國 89年（2000）起遠流出版公司</text:p>
      <text:p text:style-name="P1"/>
      <text:p text:style-name="P1">出版《柏楊全集》，由中央大學中文系教授李瑞騰編輯。</text:p>
      <text:p text:style-name="P1"/>
      <text:p text:style-name="P1">有 5段婚姻。於河南老家與艾紹荷結婚，育 1女冬冬；於重慶與崔秀英育</text:p>
      <text:p text:style-name="P1"/>
      <text:p text:style-name="P1">1女毛毛；來台後，與齊永培結婚，育 2子城城與垣垣；民國 47年（1958）與倪明華結婚，育 1女佳佳；出獄後再婚，與女詩人張香華結縭。（陳翠蓮、嚴婉</text:p>
      <text:p text:style-name="P1"/>
      <text:p text:style-name="P1">玲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26:26.094368738</meta:creation-date>
    <dc:date>2018-04-19T15:27:13.937006195</dc:date>
    <meta:editing-duration>PT48S</meta:editing-duration>
    <meta:editing-cycles>1</meta:editing-cycles>
    <meta:document-statistic meta:table-count="0" meta:image-count="0" meta:object-count="0" meta:page-count="2" meta:paragraph-count="53" meta:word-count="1573" meta:character-count="1694" meta:non-whitespace-character-count="1668"/>
    <meta:generator>LibreOffice/5.1.6.2$Linux_X86_64 LibreOffice_project/10m0$Build-2</meta:generator>
  </office:meta>
</office:document-meta>
</file>